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9.123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371cm"/>
    </style:style>
    <style:style style:name="co16" style:family="table-column">
      <style:table-column-properties fo:break-before="auto" style:column-width="3.995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0.579cm" fo:break-before="auto" style:use-optimal-row-height="fals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7" style:family="table-cell" style:parent-style-name="Default" style:data-style-name="N44"/>
  </office:automatic-styles>
  <office:body>
    <office:spreadsheet>
      <table:table table:name="Foglio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20" table:default-cell-style-name="ce2"/>
        <table:table-column table:style-name="co20" table:default-cell-style-name="ce5"/>
        <table:table-column table:style-name="co13" table:number-columns-repeated="2" table:default-cell-style-name="ce2"/>
        <table:table-column table:style-name="co21" table:default-cell-style-name="ce2"/>
        <table:table-column table:style-name="co22" table:default-cell-style-name="ce2"/>
        <table:table-column table:style-name="co23" table:default-cell-style-name="ce5"/>
        <table:table-column table:style-name="co24" table:number-columns-repeated="10" table:default-cell-style-name="ce2"/>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number-columns-repeated="236"/>
        </table:table-row>
        <table:table-row table:style-name="ro1">
          <table:table-cell office:value-type="string">
            <text:p>cultura.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o Diocesano Tridentino</text:p>
          </table:table-cell>
          <table:table-cell office:value-type="string">
            <text:p>Piazza Duomo 18, 38122 Trento</text:p>
          </table:table-cell>
          <table:table-cell office:value-type="string">
            <text:p><text:a xlink:href="http://www.museodiocesanotridentino.it/">http://www.museodiocesanotridentino.it</text:a></text:p>
          </table:table-cell>
          <table:table-cell office:value-type="string">
            <text:p>info@museodiocesanotridentino.it</text:p>
          </table:table-cell>
          <table:table-cell table:style-name="ce2" office:value-type="string">
            <text:p>0461 234419</text:p>
          </table:table-cell>
          <table:table-cell table:style-name="ce5" office:value-type="float" office:value="20">
            <text:p>20</text:p>
          </table:table-cell>
          <table:table-cell office:value-type="string">
            <text:p>diocesano.jpg</text:p>
          </table:table-cell>
          <table:table-cell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number-columns-repeated="3"/>
          <table:table-cell office:value-type="float" office:value="0">
            <text:p>0</text:p>
          </table:table-cell>
          <table:table-cell office:value-type="string">
            <text:p>46.0674754</text:p>
          </table:table-cell>
          <table:table-cell office:value-type="string">
            <text:p>11.12186372</text:p>
          </table:table-cell>
          <table:table-cell office:value-type="string">
            <text:p>Archivio Museo Diocesano Trid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Castello del Buonconsiglio Monumenti e Collezioni Provinciali</text:p>
          </table:table-cell>
          <table:table-cell table:number-columns-repeated="2" office:value-type="string">
            <text:p>Castello del Buonconsiglio</text:p>
          </table:table-cell>
          <table:table-cell office:value-type="string">
            <text:p>Via Bernardo Clesio 5, 38122 Trento</text:p>
          </table:table-cell>
          <table:table-cell office:value-type="string">
            <text:p><text:a xlink:href="http://www.buonconsiglio.it/">http://www.buonconsiglio.it</text:a></text:p>
          </table:table-cell>
          <table:table-cell office:value-type="string">
            <text:p>info@buonconsiglio.it</text:p>
          </table:table-cell>
          <table:table-cell table:style-name="ce2" office:value-type="string">
            <text:p>0461 233770</text:p>
          </table:table-cell>
          <table:table-cell table:style-name="ce5" office:value-type="float" office:value="26">
            <text:p>26</text:p>
          </table:table-cell>
          <table:table-cell office:value-type="string">
            <text:p>Esterno_Buonconsiglio.jpg</text:p>
          </table:table-cell>
          <table:table-cell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number-columns-repeated="3"/>
          <table:table-cell office:value-type="float" office:value="0">
            <text:p>0</text:p>
          </table:table-cell>
          <table:table-cell office:value-type="string">
            <text:p>46.07046425</text:p>
          </table:table-cell>
          <table:table-cell office:value-type="string">
            <text:p>11.12726617</text:p>
          </table:table-cell>
          <table:table-cell office:value-type="string">
            <text:p>Archivio fotografico del Castello del Buonconsigli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Spazio archeologico sotterraneo del Sas</text:p>
          </table:table-cell>
          <table:table-cell office:value-type="string">
            <text:p>Spazio Sotterraneo Archeologico (Unterirdische Archäologische Ausgrabungsstätte) „Sass“</text:p>
          </table:table-cell>
          <table:table-cell office:value-type="string">
            <text:p>Spazio Sotterraneo Archeologico (underground archaeological space) “Sass”</text:p>
          </table:table-cell>
          <table:table-cell office:value-type="string">
            <text:p>Piazza Cesare Battisti, 38100 Trento</text:p>
          </table:table-cell>
          <table:table-cell office:value-type="string">
            <text:p>http://www.trentinocultura.net/percorsi/virtuali/dentro_trento_h.asp</text:p>
          </table:table-cell>
          <table:table-cell office:value-type="string">
            <text:p>sopr.librariarchivisticiarcheologici@provincia.tn.it</text:p>
          </table:table-cell>
          <table:table-cell table:style-name="ce2" office:value-type="string">
            <text:p>0461 492161</text:p>
          </table:table-cell>
          <table:table-cell/>
          <table:table-cell office:value-type="string">
            <text:p>sas_zotta.jpg</text:p>
          </table:table-cell>
          <table:table-cell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number-columns-repeated="3"/>
          <table:table-cell office:value-type="float" office:value="1">
            <text:p>1</text:p>
          </table:table-cell>
          <table:table-cell office:value-type="string">
            <text:p>46.06963954</text:p>
          </table:table-cell>
          <table:table-cell office:value-type="string">
            <text:p>11.12281513</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e Scienze </text:p>
          </table:table-cell>
          <table:table-cell office:value-type="string">
            <text:p>Museo delle Scienze (Naturkundemuseum)</text:p>
          </table:table-cell>
          <table:table-cell office:value-type="string">
            <text:p>Museo delle Scienze (Science Museum)</text:p>
          </table:table-cell>
          <table:table-cell office:value-type="string">
            <text:p>Via Calepina, 14 - 38122 Trento</text:p>
          </table:table-cell>
          <table:table-cell office:value-type="string">
            <text:p><text:a xlink:href="http://www.mtsn.tn.it/">http://www.mtsn.tn.it</text:a></text:p>
          </table:table-cell>
          <table:table-cell office:value-type="string">
            <text:p>receptionmtsn@mtsn.tn.it</text:p>
          </table:table-cell>
          <table:table-cell table:style-name="ce2" office:value-type="string">
            <text:p>0461 270311</text:p>
          </table:table-cell>
          <table:table-cell table:style-name="ce5" office:value-type="float" office:value="27">
            <text:p>27</text:p>
          </table:table-cell>
          <table:table-cell office:value-type="string">
            <text:p>scienze_naturali.jpg</text:p>
          </table:table-cell>
          <table:table-cell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number-columns-repeated="3"/>
          <table:table-cell office:value-type="float" office:value="0">
            <text:p>0</text:p>
          </table:table-cell>
          <table:table-cell office:value-type="string">
            <text:p>46.06677</text:p>
          </table:table-cell>
          <table:table-cell office:value-type="string">
            <text:p>11.12311</text:p>
          </table:table-cell>
          <table:table-cell office:value-type="string">
            <text:p>Archivio Museo Tridentino di Scienze Naturali</text:p>
          </table:table-cell>
          <table:table-cell office:value-type="string">
            <text:p>23/05/2014 02:00 AM +0100</text:p>
          </table:table-cell>
          <table:table-cell office:value-type="float" office:value="0">
            <text:p>0</text:p>
          </table:table-cell>
          <table:table-cell table:number-columns-repeated="236"/>
        </table:table-row>
        <table:table-row table:style-name="ro1">
          <table:table-cell office:value-type="string">
            <text:p>cultura.5</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Nazionale Storico degli Alpini</text:p>
          </table:table-cell>
          <table:table-cell office:value-type="string">
            <text:p>Museo Nazionale Storico degli Alpini (Historisches Nationalmuseum der Gebirgsjäger)</text:p>
          </table:table-cell>
          <table:table-cell office:value-type="string">
            <text:p>Museo Nazionale Storico degli Alpini (National Historical Museum of the Alpine Troops)</text:p>
          </table:table-cell>
          <table:table-cell office:value-type="string">
            <text:p>Via Brescia, 38122 Trento</text:p>
          </table:table-cell>
          <table:table-cell office:value-type="string">
            <text:p><text:a xlink:href="http://www/">http://www</text:a>.museonazionalealpini.it/cms</text:p>
          </table:table-cell>
          <table:table-cell office:value-type="string">
            <text:p>museo@museonazionalealpini.it</text:p>
          </table:table-cell>
          <table:table-cell table:style-name="ce2" office:value-type="string">
            <text:p>0461 827248</text:p>
          </table:table-cell>
          <table:table-cell/>
          <table:table-cell office:value-type="string">
            <text:p>alpini.jpg</text:p>
          </table:table-cell>
          <table:table-cell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number-columns-repeated="3"/>
          <table:table-cell office:value-type="float" office:value="0">
            <text:p>0</text:p>
          </table:table-cell>
          <table:table-cell office:value-type="string">
            <text:p>46.07292314</text:p>
          </table:table-cell>
          <table:table-cell office:value-type="string">
            <text:p>11.11227858</text:p>
          </table:table-cell>
          <table:table-cell office:value-type="string">
            <text:p>Archivio Museo Nazionale Storico degli Alp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Le Gallerie di Piedicastello </text:p>
          </table:table-cell>
          <table:table-cell office:value-type="string">
            <text:p>Le Gallerie – Die Tunnel</text:p>
          </table:table-cell>
          <table:table-cell office:value-type="string">
            <text:p>Gallerie</text:p>
          </table:table-cell>
          <table:table-cell office:value-type="string">
            <text:p>Piazza di Piedicastello, 38122 Trento</text:p>
          </table:table-cell>
          <table:table-cell office:value-type="string">
            <text:p><text:a xlink:href="http://www.legallerie.tn.it/">http://www.legallerie.tn.it</text:a></text:p>
          </table:table-cell>
          <table:table-cell/>
          <table:table-cell table:style-name="ce2" office:value-type="string">
            <text:p>0461 230482</text:p>
          </table:table-cell>
          <table:table-cell table:style-name="ce5" office:value-type="float" office:value="7">
            <text:p>7</text:p>
          </table:table-cell>
          <table:table-cell office:value-type="string">
            <text:p>cultura_piedicastello.jpg</text:p>
          </table:table-cell>
          <table:table-cell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number-columns-repeated="3"/>
          <table:table-cell office:value-type="float" office:value="0">
            <text:p>0</text:p>
          </table:table-cell>
          <table:table-cell office:value-type="string">
            <text:p>46.07165936</text:p>
          </table:table-cell>
          <table:table-cell office:value-type="string">
            <text:p>11.11350882</text:p>
          </table:table-cell>
          <table:table-cell office:value-type="string">
            <text:p>Archivio Fondazione Museo Storico del Tr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Museo storico del Trentino</text:p>
          </table:table-cell>
          <table:table-cell office:value-type="string">
            <text:p>Fondazione Museo Storico del Trentino (Stiftung Historisches Museum des Trentino)</text:p>
          </table:table-cell>
          <table:table-cell office:value-type="string">
            <text:p>Fondazione Museo Storico del Trentino (Trentino Historical Museum Foundation) </text:p>
          </table:table-cell>
          <table:table-cell office:value-type="string">
            <text:p>Via Torre d'Augusto 35-41, 38122 Trento</text:p>
          </table:table-cell>
          <table:table-cell office:value-type="string">
            <text:p>http://www.museostorico.it </text:p>
          </table:table-cell>
          <table:table-cell office:value-type="string">
            <text:p>info@museostorico.it</text:p>
          </table:table-cell>
          <table:table-cell table:style-name="ce2" office:value-type="string">
            <text:p>0461 230482</text:p>
          </table:table-cell>
          <table:table-cell table:style-name="ce5" office:value-type="float" office:value="6">
            <text:p>6</text:p>
          </table:table-cell>
          <table:table-cell office:value-type="string">
            <text:p>museo_storico_trentino.JPG</text:p>
          </table:table-cell>
          <table:table-cell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number-columns-repeated="3"/>
          <table:table-cell office:value-type="float" office:value="0">
            <text:p>0</text:p>
          </table:table-cell>
          <table:table-cell office:value-type="string">
            <text:p>46.072278</text:p>
          </table:table-cell>
          <table:table-cell office:value-type="string">
            <text:p>11.126864</text:p>
          </table:table-cell>
          <table:table-cell office:value-type="string">
            <text:p>Archivio Fondazione Museo Storico del Tr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8</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eronautica Gianni Caproni</text:p>
          </table:table-cell>
          <table:table-cell office:value-type="string">
            <text:p>Museo dell'Aeronautica Gianni Caproni (Luftfahrtmuseum Gianni Caproni)</text:p>
          </table:table-cell>
          <table:table-cell office:value-type="string">
            <text:p>Museo dell'aeronautica Gianni Caproni (Gianni Caproni Aeronautics Museum)</text:p>
          </table:table-cell>
          <table:table-cell office:value-type="string">
            <text:p>Via Lidorno 3, 38123 Trento</text:p>
          </table:table-cell>
          <table:table-cell office:value-type="string">
            <text:p><text:a xlink:href="http://www.museocaproni.it/">http://www.museocaproni.it</text:a></text:p>
          </table:table-cell>
          <table:table-cell office:value-type="string">
            <text:p>caproni@muse.it</text:p>
          </table:table-cell>
          <table:table-cell table:style-name="ce2" office:value-type="string">
            <text:p>0461 944888</text:p>
          </table:table-cell>
          <table:table-cell/>
          <table:table-cell office:value-type="string">
            <text:p>caproni.jpg</text:p>
          </table:table-cell>
          <table:table-cell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number-columns-repeated="3"/>
          <table:table-cell office:value-type="float" office:value="1">
            <text:p>1</text:p>
          </table:table-cell>
          <table:table-cell office:value-type="string">
            <text:p>46.020382</text:p>
          </table:table-cell>
          <table:table-cell office:value-type="string">
            <text:p>11.127099</text:p>
          </table:table-cell>
          <table:table-cell office:value-type="string">
            <text:p>Archivio Fotografico MAGC - foto Nicola Eccher</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9</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Galleria Civica </text:p>
          </table:table-cell>
          <table:table-cell table:number-columns-repeated="2"/>
          <table:table-cell office:value-type="string">
            <text:p>Via Belenzani 46, 38122 Trento</text:p>
          </table:table-cell>
          <table:table-cell office:value-type="string">
            <text:p><text:a xlink:href="http://www.fondazionegalleriacivica.tn.it/">http://www.fondazionegalleriacivica.tn.it</text:a></text:p>
          </table:table-cell>
          <table:table-cell office:value-type="string">
            <text:p>info@fondazionegalleriacivica.tn.it</text:p>
          </table:table-cell>
          <table:table-cell table:style-name="ce2" office:value-type="string">
            <text:p>0461 985511</text:p>
          </table:table-cell>
          <table:table-cell/>
          <table:table-cell office:value-type="string">
            <text:p>galleria_civica.jpg</text:p>
          </table:table-cell>
          <table:table-cell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office:value-type="string">
            <text:p>DA TOGLIERE</text:p>
          </table:table-cell>
          <table:table-cell table:number-columns-repeated="4"/>
          <table:table-cell office:value-type="float" office:value="0">
            <text:p>0</text:p>
          </table:table-cell>
          <table:table-cell office:value-type="string">
            <text:p>46.068392</text:p>
          </table:table-cell>
          <table:table-cell office:value-type="string">
            <text:p>11.120329</text:p>
          </table:table-cell>
          <table:table-cell office:value-type="string">
            <text:p>Archivio Galleria Civica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0</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 Sat (Società Alpinisti Tridentini)</text:p>
          </table:table-cell>
          <table:table-cell office:value-type="string">
            <text:p>Museo della SAT (Museum der SAT - Trentiner Alpenverein)</text:p>
          </table:table-cell>
          <table:table-cell office:value-type="string">
            <text:p>Museo S.A.T. (SAT - Trentino Mountaineering Society Museum) </text:p>
          </table:table-cell>
          <table:table-cell office:value-type="string">
            <text:p>Via Manci 57, 38122 Trento </text:p>
          </table:table-cell>
          <table:table-cell office:value-type="string">
            <text:p><text:a xlink:href="http://www.sat.tn.it/">http://www.sat.tn.it</text:a></text:p>
          </table:table-cell>
          <table:table-cell office:value-type="string">
            <text:p>sat@biblio.infotn.it</text:p>
          </table:table-cell>
          <table:table-cell table:style-name="ce2" office:value-type="string">
            <text:p>0461 980211</text:p>
          </table:table-cell>
          <table:table-cell/>
          <table:table-cell office:value-type="string">
            <text:p>sat.jpg</text:p>
          </table:table-cell>
          <table:table-cell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number-columns-repeated="3"/>
          <table:table-cell office:value-type="float" office:value="0">
            <text:p>0</text:p>
          </table:table-cell>
          <table:table-cell office:value-type="string">
            <text:p>46.07001998</text:p>
          </table:table-cell>
          <table:table-cell office:value-type="string">
            <text:p>11.12314749</text:p>
          </table:table-cell>
          <table:table-cell office:value-type="string">
            <text:p>Archivio Museo della SAT</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 Rame Navarini</text:p>
          </table:table-cell>
          <table:table-cell office:value-type="string">
            <text:p>Kupfermuseum „Navarini“</text:p>
          </table:table-cell>
          <table:table-cell office:value-type="string">
            <text:p>Museo del Rame Navarini (Navarini Copper Museum)</text:p>
          </table:table-cell>
          <table:table-cell office:value-type="string">
            <text:p>Via Val Gola 22, 38123 Ravina (Trento) </text:p>
          </table:table-cell>
          <table:table-cell office:value-type="string">
            <text:p><text:a xlink:href="http://www.navarinirame.com/">http://www.navarinirame.com</text:a></text:p>
          </table:table-cell>
          <table:table-cell office:value-type="string">
            <text:p>info@navarinirame.com</text:p>
          </table:table-cell>
          <table:table-cell table:style-name="ce2" office:value-type="string">
            <text:p>0461 923330</text:p>
          </table:table-cell>
          <table:table-cell/>
          <table:table-cell office:value-type="string">
            <text:p>navarini.JPG</text:p>
          </table:table-cell>
          <table:table-cell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number-columns-repeated="3"/>
          <table:table-cell office:value-type="float" office:value="0">
            <text:p>0</text:p>
          </table:table-cell>
          <table:table-cell office:value-type="string">
            <text:p>46.037388</text:p>
          </table:table-cell>
          <table:table-cell office:value-type="string">
            <text:p>11.104312</text:p>
          </table:table-cell>
          <table:table-cell office:value-type="string">
            <text:p>Archivio Museo del Rame Navar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Ecomuseo Argentario </text:p>
          </table:table-cell>
          <table:table-cell office:value-type="string">
            <text:p>Ecomuseo Argentario (Ökomuseum Argentario)</text:p>
          </table:table-cell>
          <table:table-cell office:value-type="string">
            <text:p>Ecomuseo Argentario (Ecomuseum Argentario)</text:p>
          </table:table-cell>
          <table:table-cell office:value-type="string">
            <text:p>Via Cesare Battisti 1, 38035 Civezzano - Trento</text:p>
          </table:table-cell>
          <table:table-cell office:value-type="string">
            <text:p><text:a xlink:href="http://www.ecoarge.net/">http://www.ecoarge.net</text:a></text:p>
          </table:table-cell>
          <table:table-cell office:value-type="string">
            <text:p>info@ecoarge.net</text:p>
          </table:table-cell>
          <table:table-cell table:style-name="ce2" office:value-type="string">
            <text:p>0461 858400</text:p>
          </table:table-cell>
          <table:table-cell/>
          <table:table-cell office:value-type="string">
            <text:p>Busa_Pomi_Meano.JPG</text:p>
          </table:table-cell>
          <table:table-cell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number-columns-repeated="3"/>
          <table:table-cell office:value-type="float" office:value="0">
            <text:p>0</text:p>
          </table:table-cell>
          <table:table-cell office:value-type="string">
            <text:p>46.089171</text:p>
          </table:table-cell>
          <table:table-cell office:value-type="string">
            <text:p>11.182578</text:p>
          </table:table-cell>
          <table:table-cell office:value-type="string">
            <text:p>Archivio Museo dell'Argentari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3</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attedrale di San Vigilio</text:p>
          </table:table-cell>
          <table:table-cell office:value-type="string">
            <text:p>Piazza Duomo, 38122 Trento</text:p>
          </table:table-cell>
          <table:table-cell table:number-columns-repeated="4"/>
          <table:table-cell office:value-type="string">
            <text:p>duomo.jpg</text:p>
          </table:table-cell>
          <table:table-cell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number-columns-repeated="3"/>
          <table:table-cell office:value-type="float" office:value="0">
            <text:p>0</text:p>
          </table:table-cell>
          <table:table-cell office:value-type="string">
            <text:p>46.06695531</text:p>
          </table:table-cell>
          <table:table-cell office:value-type="string">
            <text:p>11.12122643</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4</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Lorenzo</text:p>
          </table:table-cell>
          <table:table-cell office:value-type="string">
            <text:p>Via Andrea Pozzo 2, 38122 Trento</text:p>
          </table:table-cell>
          <table:table-cell table:number-columns-repeated="4"/>
          <table:table-cell office:value-type="string">
            <text:p>lorenzo.jpg</text:p>
          </table:table-cell>
          <table:table-cell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number-columns-repeated="3"/>
          <table:table-cell office:value-type="float" office:value="1">
            <text:p>1</text:p>
          </table:table-cell>
          <table:table-cell office:value-type="string">
            <text:p>46.071202</text:p>
          </table:table-cell>
          <table:table-cell office:value-type="string">
            <text:p>11.119107</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15</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 Apollinare</text:p>
          </table:table-cell>
          <table:table-cell office:value-type="string">
            <text:p>Piazzetta Sant'Apollinare, 38122 Trento</text:p>
          </table:table-cell>
          <table:table-cell table:number-columns-repeated="4"/>
          <table:table-cell office:value-type="string">
            <text:p>apollinare.png</text:p>
          </table:table-cell>
          <table:table-cell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number-columns-repeated="3"/>
          <table:table-cell office:value-type="float" office:value="0">
            <text:p>0</text:p>
          </table:table-cell>
          <table:table-cell office:value-type="string">
            <text:p>46.07071126</text:p>
          </table:table-cell>
          <table:table-cell office:value-type="string">
            <text:p>11.11462701</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6</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Basilica di Santa Maria Maggiore</text:p>
          </table:table-cell>
          <table:table-cell office:value-type="string">
            <text:p>Piazza Santa Maria Maggiore, 38122 Trento</text:p>
          </table:table-cell>
          <table:table-cell table:number-columns-repeated="4"/>
          <table:table-cell office:value-type="string">
            <text:p>maggiore.jpg</text:p>
          </table:table-cell>
          <table:table-cell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number-columns-repeated="3"/>
          <table:table-cell office:value-type="float" office:value="1">
            <text:p>1</text:p>
          </table:table-cell>
          <table:table-cell office:value-type="string">
            <text:p>46.06863963</text:p>
          </table:table-cell>
          <table:table-cell office:value-type="string">
            <text:p>11.11928702</text:p>
          </table:table-cell>
          <table:table-cell office:value-type="string">
            <text:p>Morris Silvestr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7</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Francesco Saverio</text:p>
          </table:table-cell>
          <table:table-cell office:value-type="string">
            <text:p>Via Roma 57, 38122 Trento</text:p>
          </table:table-cell>
          <table:table-cell table:number-columns-repeated="4"/>
          <table:table-cell office:value-type="string">
            <text:p>francesco.jpg</text:p>
          </table:table-cell>
          <table:table-cell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number-columns-repeated="3"/>
          <table:table-cell office:value-type="float" office:value="1">
            <text:p>1</text:p>
          </table:table-cell>
          <table:table-cell office:value-type="string">
            <text:p>46.06980961</text:p>
          </table:table-cell>
          <table:table-cell office:value-type="string">
            <text:p>11.12103844</text:p>
          </table:table-cell>
          <table:table-cell office:value-type="string">
            <text:p>Luisella De Carl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8</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Pietro</text:p>
          </table:table-cell>
          <table:table-cell office:value-type="string">
            <text:p>Piazzetta dell'Anfiteatro 19, 38122 Trento</text:p>
          </table:table-cell>
          <table:table-cell table:number-columns-repeated="4"/>
          <table:table-cell office:value-type="string">
            <text:p>pietro.jpg</text:p>
          </table:table-cell>
          <table:table-cell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number-columns-repeated="3"/>
          <table:table-cell office:value-type="float" office:value="1">
            <text:p>1</text:p>
          </table:table-cell>
          <table:table-cell office:value-type="string">
            <text:p>46.069356</text:p>
          </table:table-cell>
          <table:table-cell office:value-type="string">
            <text:p>11.12468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9</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Marco</text:p>
          </table:table-cell>
          <table:table-cell office:value-type="string">
            <text:p>Vicolo San Marco 1, 38122 Trento</text:p>
          </table:table-cell>
          <table:table-cell table:number-columns-repeated="4"/>
          <table:table-cell office:value-type="string">
            <text:p>san_marco.jpg</text:p>
          </table:table-cell>
          <table:table-cell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number-columns-repeated="3"/>
          <table:table-cell office:value-type="float" office:value="0">
            <text:p>0</text:p>
          </table:table-cell>
          <table:table-cell office:value-type="string">
            <text:p>46.070073</text:p>
          </table:table-cell>
          <table:table-cell office:value-type="string">
            <text:p>11.125499</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20</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ta Trinità</text:p>
          </table:table-cell>
          <table:table-cell office:value-type="string">
            <text:p>Via Ss Trinità 43, 38122 Trento</text:p>
          </table:table-cell>
          <table:table-cell table:number-columns-repeated="4"/>
          <table:table-cell office:value-type="string">
            <text:p>trinita.jpg</text:p>
          </table:table-cell>
          <table:table-cell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number-columns-repeated="3"/>
          <table:table-cell office:value-type="float" office:value="0">
            <text:p>0</text:p>
          </table:table-cell>
          <table:table-cell office:value-type="string">
            <text:p>46.06655253</text:p>
          </table:table-cell>
          <table:table-cell office:value-type="string">
            <text:p>11.12471748</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2">
          <table:table-cell office:value-type="string">
            <text:p>cultura.2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civica e Palazzo Pretorio</text:p>
          </table:table-cell>
          <table:table-cell office:value-type="string">
            <text:p>Piazza Duomo 18, 38122 Trento</text:p>
          </table:table-cell>
          <table:table-cell office:value-type="string">
            <text:p>http://www.museodiocesanotrentino.it</text:p>
          </table:table-cell>
          <table:table-cell office:value-type="string">
            <text:p>info@museodiocesanotridentino.it</text:p>
          </table:table-cell>
          <table:table-cell table:style-name="ce2" office:value-type="string">
            <text:p>0461 234419</text:p>
          </table:table-cell>
          <table:table-cell table:style-name="ce5" office:value-type="float" office:value="1">
            <text:p>1</text:p>
          </table:table-cell>
          <table:table-cell office:value-type="string">
            <text:p>torre_civica.jpg</text:p>
          </table:table-cell>
          <table:table-cell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6"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6" table:number-columns-repeated="2"/>
          <table:table-cell office:value-type="float" office:value="1">
            <text:p>1</text:p>
          </table:table-cell>
          <table:table-cell office:value-type="string">
            <text:p>46.06750889</text:p>
          </table:table-cell>
          <table:table-cell office:value-type="string">
            <text:p>11.12190127</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hun</text:p>
          </table:table-cell>
          <table:table-cell office:value-type="string">
            <text:p>Via Belenzani 19, 38122 Trento</text:p>
          </table:table-cell>
          <table:table-cell table:number-columns-repeated="4"/>
          <table:table-cell office:value-type="string">
            <text:p>thun.jpg</text:p>
          </table:table-cell>
          <table:table-cell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number-columns-repeated="3"/>
          <table:table-cell office:value-type="float" office:value="0">
            <text:p>0</text:p>
          </table:table-cell>
          <table:table-cell office:value-type="string">
            <text:p>46.06908174</text:p>
          </table:table-cell>
          <table:table-cell office:value-type="string">
            <text:p>11.1214448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Geremia</text:p>
          </table:table-cell>
          <table:table-cell office:value-type="string">
            <text:p>Via Belenzani 20, 38122 Trento</text:p>
          </table:table-cell>
          <table:table-cell table:number-columns-repeated="4"/>
          <table:table-cell office:value-type="string">
            <text:p>geremia.jpg</text:p>
          </table:table-cell>
          <table:table-cell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number-columns-repeated="3"/>
          <table:table-cell office:value-type="float" office:value="0">
            <text:p>0</text:p>
          </table:table-cell>
          <table:table-cell office:value-type="string">
            <text:p>46.06921461</text:p>
          </table:table-cell>
          <table:table-cell office:value-type="string">
            <text:p>11.12084436</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ugger Galasso</text:p>
          </table:table-cell>
          <table:table-cell office:value-type="string">
            <text:p>Via Manci 5, 38122 Trento</text:p>
          </table:table-cell>
          <table:table-cell table:number-columns-repeated="4"/>
          <table:table-cell office:value-type="string">
            <text:p>galasso.jpg</text:p>
          </table:table-cell>
          <table:table-cell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number-columns-repeated="3"/>
          <table:table-cell office:value-type="float" office:value="1">
            <text:p>1</text:p>
          </table:table-cell>
          <table:table-cell office:value-type="string">
            <text:p>46.06994899</text:p>
          </table:table-cell>
          <table:table-cell office:value-type="string">
            <text:p>11.12200594</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acini Cresseri</text:p>
          </table:table-cell>
          <table:table-cell office:value-type="string">
            <text:p>Via Manci 57, 38122 Trento</text:p>
          </table:table-cell>
          <table:table-cell office:value-type="string">
            <text:p>http://www.sat.tn.it</text:p>
          </table:table-cell>
          <table:table-cell office:value-type="string">
            <text:p>sat@biblio.infotn.it</text:p>
          </table:table-cell>
          <table:table-cell table:style-name="ce2" office:value-type="string">
            <text:p>0461 980211</text:p>
          </table:table-cell>
          <table:table-cell/>
          <table:table-cell office:value-type="string">
            <text:p>cresseri.jpg</text:p>
          </table:table-cell>
          <table:table-cell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number-columns-repeated="3"/>
          <table:table-cell office:value-type="float" office:value="1">
            <text:p>1</text:p>
          </table:table-cell>
          <table:table-cell office:value-type="string">
            <text:p>46.07001998</text:p>
          </table:table-cell>
          <table:table-cell office:value-type="string">
            <text:p>11.12314749</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erde</text:p>
          </table:table-cell>
          <table:table-cell office:value-type="string">
            <text:p>Via Alessandro Manzoni 5, 38122 Trento</text:p>
          </table:table-cell>
          <table:table-cell table:number-columns-repeated="4"/>
          <table:table-cell office:value-type="string">
            <text:p>torre_verde_paolo_belvedere.jpg</text:p>
          </table:table-cell>
          <table:table-cell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number-columns-repeated="3"/>
          <table:table-cell office:value-type="float" office:value="1">
            <text:p>1</text:p>
          </table:table-cell>
          <table:table-cell office:value-type="string">
            <text:p>46.07222757</text:p>
          </table:table-cell>
          <table:table-cell office:value-type="string">
            <text:p>11.12483335</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tello del Buonconsiglio</text:p>
          </table:table-cell>
          <table:table-cell office:value-type="string">
            <text:p>Via Bernardo Clesio 5, 38122 Trento</text:p>
          </table:table-cell>
          <table:table-cell office:value-type="string">
            <text:p>http://www.buonconsiglio.it</text:p>
          </table:table-cell>
          <table:table-cell office:value-type="string">
            <text:p>info@buonconsiglio.it</text:p>
          </table:table-cell>
          <table:table-cell table:style-name="ce2" office:value-type="string">
            <text:p>0461 233770</text:p>
          </table:table-cell>
          <table:table-cell table:style-name="ce5" office:value-type="float" office:value="2">
            <text:p>2</text:p>
          </table:table-cell>
          <table:table-cell office:value-type="string">
            <text:p>buonconsiglio2.jpg</text:p>
          </table:table-cell>
          <table:table-cell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number-columns-repeated="3"/>
          <table:table-cell office:value-type="float" office:value="0">
            <text:p>0</text:p>
          </table:table-cell>
          <table:table-cell office:value-type="string">
            <text:p>46.07081409</text:p>
          </table:table-cell>
          <table:table-cell office:value-type="string">
            <text:p>11.12706232</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dagna</text:p>
          </table:table-cell>
          <table:table-cell office:value-type="string">
            <text:p>Via Calepina 14, 38122 Trento</text:p>
          </table:table-cell>
          <table:table-cell table:number-columns-repeated="3"/>
          <table:table-cell table:style-name="ce5" office:value-type="float" office:value="4">
            <text:p>4</text:p>
          </table:table-cell>
          <table:table-cell office:value-type="string">
            <text:p>sardagna.jpg</text:p>
          </table:table-cell>
          <table:table-cell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number-columns-repeated="3"/>
          <table:table-cell office:value-type="float" office:value="1">
            <text:p>1</text:p>
          </table:table-cell>
          <table:table-cell office:value-type="string">
            <text:p>46.06681682</text:p>
          </table:table-cell>
          <table:table-cell office:value-type="string">
            <text:p>11.12295496</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Roccabruna</text:p>
          </table:table-cell>
          <table:table-cell office:value-type="string">
            <text:p>Via Ss. Trinità 24, 38122 Trento</text:p>
          </table:table-cell>
          <table:table-cell office:value-type="string">
            <text:p><text:a xlink:href="http://www.palazzoroccabruna.it/">http://www.palazzoroccabruna.it</text:a></text:p>
          </table:table-cell>
          <table:table-cell office:value-type="string">
            <text:p>info@palazzoroccabruna.it</text:p>
          </table:table-cell>
          <table:table-cell table:style-name="ce2" office:value-type="string">
            <text:p>0461 887101</text:p>
          </table:table-cell>
          <table:table-cell/>
          <table:table-cell office:value-type="string">
            <text:p>roccabruna.jpg</text:p>
          </table:table-cell>
          <table:table-cell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number-columns-repeated="3"/>
          <table:table-cell office:value-type="float" office:value="0">
            <text:p>0</text:p>
          </table:table-cell>
          <table:table-cell office:value-type="string">
            <text:p>46.06631636</text:p>
          </table:table-cell>
          <table:table-cell office:value-type="string">
            <text:p>11.12334394</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3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ione Madruzziano</text:p>
          </table:table-cell>
          <table:table-cell office:value-type="string">
            <text:p>Piazza di Fiera, 21, 38122, Trento, Italia</text:p>
          </table:table-cell>
          <table:table-cell table:number-columns-repeated="4"/>
          <table:table-cell office:value-type="string">
            <text:p>torrione.jpg</text:p>
          </table:table-cell>
          <table:table-cell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number-columns-repeated="3"/>
          <table:table-cell office:value-type="float" office:value="1">
            <text:p>1</text:p>
          </table:table-cell>
          <table:table-cell office:value-type="string">
            <text:p>46.06531647</text:p>
          </table:table-cell>
          <table:table-cell office:value-type="string">
            <text:p>11.12289882</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3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e Albere</text:p>
          </table:table-cell>
          <table:table-cell office:value-type="string">
            <text:p>Via Roberto Da Sanseverino 45, 38122 Trento</text:p>
          </table:table-cell>
          <table:table-cell office:value-type="string">
            <text:p><text:a xlink:href="http://www.mart.tn.it/">http://www.mart.tn.it</text:a></text:p>
          </table:table-cell>
          <table:table-cell/>
          <table:table-cell table:style-name="ce2" office:value-type="string">
            <text:p>800 397760</text:p>
          </table:table-cell>
          <table:table-cell/>
          <table:table-cell office:value-type="string">
            <text:p>palazzo_delle_albere.jpg</text:p>
          </table:table-cell>
          <table:table-cell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number-columns-repeated="3"/>
          <table:table-cell office:value-type="float" office:value="0">
            <text:p>0</text:p>
          </table:table-cell>
          <table:table-cell office:value-type="string">
            <text:p>46.06312561</text:p>
          </table:table-cell>
          <table:table-cell office:value-type="string">
            <text:p>11.1143178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Quetta Alberti-Colico</text:p>
          </table:table-cell>
          <table:table-cell office:value-type="string">
            <text:p>Via Belenzani 32, 38122 Trento</text:p>
          </table:table-cell>
          <table:table-cell table:number-columns-repeated="4"/>
          <table:table-cell office:value-type="string">
            <text:p>quetta_alberti_colico.jpg</text:p>
          </table:table-cell>
          <table:table-cell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number-columns-repeated="3"/>
          <table:table-cell office:value-type="float" office:value="1">
            <text:p>1</text:p>
          </table:table-cell>
          <table:table-cell office:value-type="string">
            <text:p>46.06874678</text:p>
          </table:table-cell>
          <table:table-cell office:value-type="string">
            <text:p>11.1210371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 Cazuffi - Rella</text:p>
          </table:table-cell>
          <table:table-cell office:value-type="string">
            <text:p>Piazza Duomo 7, 38122 Trento</text:p>
          </table:table-cell>
          <table:table-cell table:number-columns-repeated="4"/>
          <table:table-cell office:value-type="string">
            <text:p>cazuffi_rella.jpg</text:p>
          </table:table-cell>
          <table:table-cell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number-columns-repeated="3"/>
          <table:table-cell office:value-type="float" office:value="0">
            <text:p>0</text:p>
          </table:table-cell>
          <table:table-cell office:value-type="string">
            <text:p>46.06774984</text:p>
          </table:table-cell>
          <table:table-cell office:value-type="string">
            <text:p>11.1216816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Balduini</text:p>
          </table:table-cell>
          <table:table-cell office:value-type="string">
            <text:p>Piazza Duomo 29, 38122 Trento</text:p>
          </table:table-cell>
          <table:table-cell table:number-columns-repeated="4"/>
          <table:table-cell office:value-type="string">
            <text:p>balduini.jpg</text:p>
          </table:table-cell>
          <table:table-cell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number-columns-repeated="3"/>
          <table:table-cell office:value-type="float" office:value="1">
            <text:p>1</text:p>
          </table:table-cell>
          <table:table-cell office:value-type="string">
            <text:p>46.06742859</text:p>
          </table:table-cell>
          <table:table-cell office:value-type="string">
            <text:p>11.1208658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anga</text:p>
          </table:table-cell>
          <table:table-cell office:value-type="string">
            <text:p>Piazza della Portela 1, 38122 Trento</text:p>
          </table:table-cell>
          <table:table-cell/>
          <table:table-cell office:value-type="string">
            <text:p>sopr.storicoartistici@provincia.tn.it</text:p>
          </table:table-cell>
          <table:table-cell table:style-name="ce2" office:value-type="string">
            <text:p>0461 492100</text:p>
          </table:table-cell>
          <table:table-cell/>
          <table:table-cell office:value-type="string">
            <text:p>torre_vanga.jpg</text:p>
          </table:table-cell>
          <table:table-cell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number-columns-repeated="3"/>
          <table:table-cell office:value-type="float" office:value="1">
            <text:p>1</text:p>
          </table:table-cell>
          <table:table-cell office:value-type="string">
            <text:p>46.069801</text:p>
          </table:table-cell>
          <table:table-cell office:value-type="string">
            <text:p>11.118494</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Calepini</text:p>
          </table:table-cell>
          <table:table-cell office:value-type="string">
            <text:p>Via Calepina 1, 38122 Trento</text:p>
          </table:table-cell>
          <table:table-cell table:number-columns-repeated="4"/>
          <table:table-cell office:value-type="string">
            <text:p>calepini.jpg</text:p>
          </table:table-cell>
          <table:table-cell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number-columns-repeated="3"/>
          <table:table-cell office:value-type="float" office:value="0">
            <text:p>0</text:p>
          </table:table-cell>
          <table:table-cell office:value-type="string">
            <text:p>46.06692476</text:p>
          </table:table-cell>
          <table:table-cell office:value-type="string">
            <text:p>11.12235951</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Arcidiaconale o del Massarello</text:p>
          </table:table-cell>
          <table:table-cell office:value-type="string">
            <text:p>Via Santa Trinità 30, 38122 Trento</text:p>
          </table:table-cell>
          <table:table-cell table:number-columns-repeated="4"/>
          <table:table-cell office:value-type="string">
            <text:p>massarello.jpg</text:p>
          </table:table-cell>
          <table:table-cell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number-columns-repeated="3"/>
          <table:table-cell office:value-type="float" office:value="1">
            <text:p>1</text:p>
          </table:table-cell>
          <table:table-cell office:value-type="string">
            <text:p>46.06636466</text:p>
          </table:table-cell>
          <table:table-cell office:value-type="string">
            <text:p>11.12393761</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3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archer – Fogazzaro</text:p>
          </table:table-cell>
          <table:table-cell office:value-type="string">
            <text:p>Via Giuseppe Mazzini 10, 38122 Trento</text:p>
          </table:table-cell>
          <table:table-cell table:number-columns-repeated="4"/>
          <table:table-cell office:value-type="string">
            <text:p>larcher_fogazzaro.jpg</text:p>
          </table:table-cell>
          <table:table-cell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number-columns-repeated="3"/>
          <table:table-cell office:value-type="float" office:value="1">
            <text:p>1</text:p>
          </table:table-cell>
          <table:table-cell office:value-type="string">
            <text:p>46.06610053</text:p>
          </table:table-cell>
          <table:table-cell office:value-type="string">
            <text:p>11.122448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unicipio Vecchio</text:p>
          </table:table-cell>
          <table:table-cell office:value-type="string">
            <text:p>Via Belenzani 54, 38122 Trento</text:p>
          </table:table-cell>
          <table:table-cell table:number-columns-repeated="4"/>
          <table:table-cell office:value-type="string">
            <text:p>municipio_vecchio.jpg</text:p>
          </table:table-cell>
          <table:table-cell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number-columns-repeated="3"/>
          <table:table-cell office:value-type="float" office:value="0">
            <text:p>0</text:p>
          </table:table-cell>
          <table:table-cell office:value-type="string">
            <text:p>46.068292</text:p>
          </table:table-cell>
          <table:table-cell office:value-type="string">
            <text:p>11.121313</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Mirana</text:p>
          </table:table-cell>
          <table:table-cell office:value-type="string">
            <text:p>Via Belenzani 54, 38122 Trento</text:p>
          </table:table-cell>
          <table:table-cell table:number-columns-repeated="4"/>
          <table:table-cell office:value-type="string">
            <text:p>mirana.jpg</text:p>
          </table:table-cell>
          <table:table-cell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number-columns-repeated="3"/>
          <table:table-cell office:value-type="float" office:value="1">
            <text:p>1</text:p>
          </table:table-cell>
          <table:table-cell office:value-type="string">
            <text:p>46.069524</text:p>
          </table:table-cell>
          <table:table-cell office:value-type="string">
            <text:p>11.121382</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entini</text:p>
          </table:table-cell>
          <table:table-cell office:value-type="string">
            <text:p>Via Manci 27, 38122 Trento</text:p>
          </table:table-cell>
          <table:table-cell table:number-columns-repeated="4"/>
          <table:table-cell office:value-type="string">
            <text:p>trentini.jpg</text:p>
          </table:table-cell>
          <table:table-cell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number-columns-repeated="3"/>
          <table:table-cell office:value-type="float" office:value="0">
            <text:p>0</text:p>
          </table:table-cell>
          <table:table-cell office:value-type="string">
            <text:p>46.069926</text:p>
          </table:table-cell>
          <table:table-cell office:value-type="string">
            <text:p>11.12309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lvadori</text:p>
          </table:table-cell>
          <table:table-cell office:value-type="string">
            <text:p>Via Manci 69, 38122 Trento</text:p>
          </table:table-cell>
          <table:table-cell table:number-columns-repeated="4"/>
          <table:table-cell office:value-type="string">
            <text:p>palazzo_salvadori.jpg</text:p>
          </table:table-cell>
          <table:table-cell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number-columns-repeated="3"/>
          <table:table-cell office:value-type="float" office:value="1">
            <text:p>1</text:p>
          </table:table-cell>
          <table:table-cell office:value-type="string">
            <text:p>46.069978</text:p>
          </table:table-cell>
          <table:table-cell office:value-type="string">
            <text:p>11.123698</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Meli del Monte</text:p>
          </table:table-cell>
          <table:table-cell office:value-type="string">
            <text:p>Via del Suffragio 53, 38122 Trento</text:p>
          </table:table-cell>
          <table:table-cell table:number-columns-repeated="4"/>
          <table:table-cell office:value-type="string">
            <text:p>meli.jpg</text:p>
          </table:table-cell>
          <table:table-cell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number-columns-repeated="3"/>
          <table:table-cell office:value-type="float" office:value="0">
            <text:p>0</text:p>
          </table:table-cell>
          <table:table-cell office:value-type="string">
            <text:p>46.070346</text:p>
          </table:table-cell>
          <table:table-cell office:value-type="string">
            <text:p>11.12461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autmannsdorf</text:p>
          </table:table-cell>
          <table:table-cell office:value-type="string">
            <text:p>Piazza Raffaello Sanzio 4, 38122 Trento</text:p>
          </table:table-cell>
          <table:table-cell table:number-columns-repeated="4"/>
          <table:table-cell office:value-type="string">
            <text:p>trautmannsdorf.jpg</text:p>
          </table:table-cell>
          <table:table-cell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number-columns-repeated="3"/>
          <table:table-cell office:value-type="float" office:value="0">
            <text:p>0</text:p>
          </table:table-cell>
          <table:table-cell office:value-type="string">
            <text:p>46.071928</text:p>
          </table:table-cell>
          <table:table-cell office:value-type="string">
            <text:p>11.125317</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4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torre Negri</text:p>
          </table:table-cell>
          <table:table-cell office:value-type="string">
            <text:p>Via San Pietro 38, 38122 Trento</text:p>
          </table:table-cell>
          <table:table-cell table:number-columns-repeated="4"/>
          <table:table-cell office:value-type="string">
            <text:p>torre_negri.jpg</text:p>
          </table:table-cell>
          <table:table-cell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number-columns-repeated="3"/>
          <table:table-cell office:value-type="float" office:value="1">
            <text:p>1</text:p>
          </table:table-cell>
          <table:table-cell office:value-type="string">
            <text:p>46.069241</text:p>
          </table:table-cell>
          <table:table-cell office:value-type="string">
            <text:p>11.1243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 Zippel</text:p>
          </table:table-cell>
          <table:table-cell office:value-type="string">
            <text:p>Piazza Lodron 32, 38122 Trento</text:p>
          </table:table-cell>
          <table:table-cell table:number-columns-repeated="4"/>
          <table:table-cell office:value-type="string">
            <text:p>lodron_zippel.jpg</text:p>
          </table:table-cell>
          <table:table-cell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number-columns-repeated="3"/>
          <table:table-cell office:value-type="float" office:value="0">
            <text:p>0</text:p>
          </table:table-cell>
          <table:table-cell office:value-type="string">
            <text:p>46.067905</text:p>
          </table:table-cell>
          <table:table-cell office:value-type="string">
            <text:p>11.12266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abarelli</text:p>
          </table:table-cell>
          <table:table-cell office:value-type="string">
            <text:p>Via Oss Mazzurana 63, 38122 Trento</text:p>
          </table:table-cell>
          <table:table-cell table:number-columns-repeated="4"/>
          <table:table-cell office:value-type="string">
            <text:p>tabarelli.jpg</text:p>
          </table:table-cell>
          <table:table-cell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number-columns-repeated="3"/>
          <table:table-cell office:value-type="float" office:value="1">
            <text:p>1</text:p>
          </table:table-cell>
          <table:table-cell office:value-type="string">
            <text:p>46.068526</text:p>
          </table:table-cell>
          <table:table-cell office:value-type="string">
            <text:p>11.122604</text:p>
          </table:table-cell>
          <table:table-cell office:value-type="string">
            <text:p>Archivio Comune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Palazzo Cazuffi</text:p>
          </table:table-cell>
          <table:table-cell table:number-columns-repeated="2" office:value-type="string">
            <text:p>Palazzo Cazzuffi</text:p>
          </table:table-cell>
          <table:table-cell office:value-type="string">
            <text:p>Via Oss Mazzurana 37 , 38122 Trento</text:p>
          </table:table-cell>
          <table:table-cell table:number-columns-repeated="4"/>
          <table:table-cell office:value-type="string">
            <text:p>cazuffi.jpg</text:p>
          </table:table-cell>
          <table:table-cell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number-columns-repeated="3"/>
          <table:table-cell office:value-type="float" office:value="0">
            <text:p>0</text:p>
          </table:table-cell>
          <table:table-cell office:value-type="string">
            <text:p>46.068914</text:p>
          </table:table-cell>
          <table:table-cell office:value-type="string">
            <text:p>11.12257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irmian</text:p>
          </table:table-cell>
          <table:table-cell office:value-type="string">
            <text:p>Via Galileo Galilei 1, 38122 Trento</text:p>
          </table:table-cell>
          <table:table-cell table:number-columns-repeated="4"/>
          <table:table-cell office:value-type="string">
            <text:p>firmian.jpg</text:p>
          </table:table-cell>
          <table:table-cell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number-columns-repeated="3"/>
          <table:table-cell office:value-type="float" office:value="1">
            <text:p>1</text:p>
          </table:table-cell>
          <table:table-cell office:value-type="string">
            <text:p>46.068311</text:p>
          </table:table-cell>
          <table:table-cell office:value-type="string">
            <text:p>11.12536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text:p>
          </table:table-cell>
          <table:table-cell office:value-type="string">
            <text:p>Via Calepina 50, 38122 Trento</text:p>
          </table:table-cell>
          <table:table-cell table:number-columns-repeated="4"/>
          <table:table-cell office:value-type="string">
            <text:p>lodron.jpg</text:p>
          </table:table-cell>
          <table:table-cell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number-columns-repeated="3"/>
          <table:table-cell office:value-type="float" office:value="0">
            <text:p>0</text:p>
          </table:table-cell>
          <table:table-cell office:value-type="string">
            <text:p>46.06719</text:p>
          </table:table-cell>
          <table:table-cell office:value-type="string">
            <text:p>11.1252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a Prato</text:p>
          </table:table-cell>
          <table:table-cell office:value-type="string">
            <text:p>Via Calepina 16 , 38122 Trento</text:p>
          </table:table-cell>
          <table:table-cell table:number-columns-repeated="4"/>
          <table:table-cell office:value-type="string">
            <text:p>a_prato.jpg</text:p>
          </table:table-cell>
          <table:table-cell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number-columns-repeated="3"/>
          <table:table-cell office:value-type="float" office:value="1">
            <text:p>1</text:p>
          </table:table-cell>
          <table:table-cell office:value-type="string">
            <text:p>46.067008</text:p>
          </table:table-cell>
          <table:table-cell office:value-type="string">
            <text:p>11.123538</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5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Arco dei Tre Portoni</text:p>
          </table:table-cell>
          <table:table-cell office:value-type="string">
            <text:p>Via Santa Croce 50, 38122 Trento</text:p>
          </table:table-cell>
          <table:table-cell table:number-columns-repeated="4"/>
          <table:table-cell office:value-type="string">
            <text:p>arco.jpg</text:p>
          </table:table-cell>
          <table:table-cell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number-columns-repeated="3"/>
          <table:table-cell office:value-type="float" office:value="0">
            <text:p>0</text:p>
          </table:table-cell>
          <table:table-cell office:value-type="string">
            <text:p>46.06393</text:p>
          </table:table-cell>
          <table:table-cell office:value-type="string">
            <text:p>11.12346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della Tromba</text:p>
          </table:table-cell>
          <table:table-cell office:value-type="string">
            <text:p>Via Cavour 27, 38122 Trento</text:p>
          </table:table-cell>
          <table:table-cell table:number-columns-repeated="4"/>
          <table:table-cell office:value-type="string">
            <text:p>tromba.jpg</text:p>
          </table:table-cell>
          <table:table-cell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number-columns-repeated="3"/>
          <table:table-cell office:value-type="float" office:value="1">
            <text:p>1</text:p>
          </table:table-cell>
          <table:table-cell office:value-type="string">
            <text:p>46.068132</text:p>
          </table:table-cell>
          <table:table-cell office:value-type="string">
            <text:p>11.12055</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orta Santa Margherita</text:p>
          </table:table-cell>
          <table:table-cell office:value-type="string">
            <text:p>Via Santa Margherita , 38122 Trento</text:p>
          </table:table-cell>
          <table:table-cell table:number-columns-repeated="4"/>
          <table:table-cell office:value-type="string">
            <text:p>margherita.jpg</text:p>
          </table:table-cell>
          <table:table-cell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number-columns-repeated="3"/>
          <table:table-cell office:value-type="float" office:value="1">
            <text:p>1</text:p>
          </table:table-cell>
          <table:table-cell office:value-type="string">
            <text:p>46.068124</text:p>
          </table:table-cell>
          <table:table-cell office:value-type="string">
            <text:p>11.117133</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a Filarmonica</text:p>
          </table:table-cell>
          <table:table-cell office:value-type="string">
            <text:p>Via Verdi 30, 38122 Trento</text:p>
          </table:table-cell>
          <table:table-cell table:number-columns-repeated="4"/>
          <table:table-cell office:value-type="string">
            <text:p>filarmonica.jpg</text:p>
          </table:table-cell>
          <table:table-cell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number-columns-repeated="3"/>
          <table:table-cell office:value-type="float" office:value="0">
            <text:p>0</text:p>
          </table:table-cell>
          <table:table-cell office:value-type="string">
            <text:p>46.06668017</text:p>
          </table:table-cell>
          <table:table-cell office:value-type="string">
            <text:p>11.12052799</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gli Studi</text:p>
          </table:table-cell>
          <table:table-cell office:value-type="string">
            <text:p>Via Verdi 26, 38122 Trento</text:p>
          </table:table-cell>
          <table:table-cell table:number-columns-repeated="4"/>
          <table:table-cell office:value-type="string">
            <text:p>studi.jpg</text:p>
          </table:table-cell>
          <table:table-cell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number-columns-repeated="3"/>
          <table:table-cell office:value-type="float" office:value="1">
            <text:p>1</text:p>
          </table:table-cell>
          <table:table-cell office:value-type="string">
            <text:p>46.06656907</text:p>
          </table:table-cell>
          <table:table-cell office:value-type="string">
            <text:p>11.11951446</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Giurisprudenza</text:p>
          </table:table-cell>
          <table:table-cell office:value-type="string">
            <text:p>Fakultät für Rechtswissenschaften</text:p>
          </table:table-cell>
          <table:table-cell office:value-type="string">
            <text:p>Faculty of Law</text:p>
          </table:table-cell>
          <table:table-cell office:value-type="string">
            <text:p>Via Verdi, 53, 38122 Trento</text:p>
          </table:table-cell>
          <table:table-cell table:number-columns-repeated="4"/>
          <table:table-cell office:value-type="string">
            <text:p>giurisprudenza.jpg</text:p>
          </table:table-cell>
          <table:table-cell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number-columns-repeated="3"/>
          <table:table-cell office:value-type="float" office:value="0">
            <text:p>0</text:p>
          </table:table-cell>
          <table:table-cell office:value-type="string">
            <text:p>46.06688171</text:p>
          </table:table-cell>
          <table:table-cell office:value-type="string">
            <text:p>11.1193320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olino Vittoria</text:p>
          </table:table-cell>
          <table:table-cell office:value-type="string">
            <text:p>Via Verdi 6, 38122 Trento</text:p>
          </table:table-cell>
          <table:table-cell table:number-columns-repeated="4"/>
          <table:table-cell office:value-type="string">
            <text:p>molino.jpg</text:p>
          </table:table-cell>
          <table:table-cell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number-columns-repeated="3"/>
          <table:table-cell office:value-type="float" office:value="0">
            <text:p>0</text:p>
          </table:table-cell>
          <table:table-cell office:value-type="string">
            <text:p>46.06620666</text:p>
          </table:table-cell>
          <table:table-cell office:value-type="string">
            <text:p>11.11587691</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Economia</text:p>
          </table:table-cell>
          <table:table-cell office:value-type="string">
            <text:p>Fakultät für Wirtschaftswissenschaften</text:p>
          </table:table-cell>
          <table:table-cell office:value-type="string">
            <text:p>Faculty of Economics </text:p>
          </table:table-cell>
          <table:table-cell office:value-type="string">
            <text:p>Via Vigilio Inama 5, 38122 Trento</text:p>
          </table:table-cell>
          <table:table-cell table:number-columns-repeated="4"/>
          <table:table-cell office:value-type="string">
            <text:p>economia.jpg</text:p>
          </table:table-cell>
          <table:table-cell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number-columns-repeated="3"/>
          <table:table-cell office:value-type="float" office:value="0">
            <text:p>0</text:p>
          </table:table-cell>
          <table:table-cell office:value-type="string">
            <text:p>46.06649248</text:p>
          </table:table-cell>
          <table:table-cell office:value-type="string">
            <text:p>11.11875844</text:p>
          </table:table-cell>
          <table:table-cell office:value-type="string">
            <text:p>Archivio Università degli Studi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0</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text:p>
          </table:table-cell>
          <table:table-cell office:value-type="string">
            <text:p>Archaeological Areas</text:p>
          </table:table-cell>
          <table:table-cell office:value-type="string">
            <text:p>La Basilica Paleocristiana di San Vigilio</text:p>
          </table:table-cell>
          <table:table-cell office:value-type="string">
            <text:p>Frühchristliche Basilika San Vigilio</text:p>
          </table:table-cell>
          <table:table-cell office:value-type="string">
            <text:p>Early Christian Basilica of San Vigilio</text:p>
          </table:table-cell>
          <table:table-cell office:value-type="string">
            <text:p>Accesso dal Duomo (area presbiteriale sul lato nord dell'altare maggiore) Piazza Duomo, 38122 Trento</text:p>
          </table:table-cell>
          <table:table-cell table:number-columns-repeated="4"/>
          <table:table-cell office:value-type="string">
            <text:p>duomo.jpg</text:p>
          </table:table-cell>
          <table:table-cell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number-columns-repeated="3"/>
          <table:table-cell office:value-type="float" office:value="0">
            <text:p>0</text:p>
          </table:table-cell>
          <table:table-cell office:value-type="string">
            <text:p>46.06698614</text:p>
          </table:table-cell>
          <table:table-cell office:value-type="string">
            <text:p>11.12176001</text:p>
          </table:table-cell>
          <table:table-cell office:value-type="string">
            <text:p>Foto Lambd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1</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he</text:p>
          </table:table-cell>
          <table:table-cell office:value-type="string">
            <text:p>Archaeological Areas</text:p>
          </table:table-cell>
          <table:table-cell table:number-columns-repeated="3" office:value-type="string">
            <text:p>Porta Veronensis</text:p>
          </table:table-cell>
          <table:table-cell office:value-type="string">
            <text:p>Accesso nell'atrio del Museo Diocesano Tridentino, Piazza Duomo 18, 38122 Trento</text:p>
          </table:table-cell>
          <table:table-cell table:number-columns-repeated="4"/>
          <table:table-cell office:value-type="string">
            <text:p>veronensis_zotta.jpg</text:p>
          </table:table-cell>
          <table:table-cell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number-columns-repeated="3"/>
          <table:table-cell office:value-type="float" office:value="1">
            <text:p>1</text:p>
          </table:table-cell>
          <table:table-cell office:value-type="string">
            <text:p>46.06743073</text:p>
          </table:table-cell>
          <table:table-cell office:value-type="string">
            <text:p>11.1219280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2</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ante</text:p>
          </table:table-cell>
          <table:table-cell office:value-type="string">
            <text:p>Piazza Dante, 38122 Trento</text:p>
          </table:table-cell>
          <table:table-cell table:number-columns-repeated="4"/>
          <table:table-cell office:value-type="string">
            <text:p>dante.jpg</text:p>
          </table:table-cell>
          <table:table-cell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number-columns-repeated="3"/>
          <table:table-cell office:value-type="float" office:value="0">
            <text:p>0</text:p>
          </table:table-cell>
          <table:table-cell office:value-type="string">
            <text:p>46.071548</text:p>
          </table:table-cell>
          <table:table-cell office:value-type="string">
            <text:p>11.12043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3</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uomo</text:p>
          </table:table-cell>
          <table:table-cell office:value-type="string">
            <text:p>Piazza Duomo, 38122 Trento</text:p>
          </table:table-cell>
          <table:table-cell table:number-columns-repeated="4"/>
          <table:table-cell office:value-type="string">
            <text:p>piazza_duomo.jpg</text:p>
          </table:table-cell>
          <table:table-cell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number-columns-repeated="3"/>
          <table:table-cell office:value-type="float" office:value="0">
            <text:p>0</text:p>
          </table:table-cell>
          <table:table-cell office:value-type="string">
            <text:p>46.06740299</text:p>
          </table:table-cell>
          <table:table-cell office:value-type="string">
            <text:p>11.12125087</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4</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 Nettuno</text:p>
          </table:table-cell>
          <table:table-cell office:value-type="string">
            <text:p>Fontana del Nettuno (Neptunbrunnen)</text:p>
          </table:table-cell>
          <table:table-cell office:value-type="string">
            <text:p>Fontana del Nettuno (Neptune’s fountain)</text:p>
          </table:table-cell>
          <table:table-cell office:value-type="string">
            <text:p>Piazza Duomo, 38122 Trento</text:p>
          </table:table-cell>
          <table:table-cell table:number-columns-repeated="4"/>
          <table:table-cell office:value-type="string">
            <text:p>nettuno.jpg</text:p>
          </table:table-cell>
          <table:table-cell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number-columns-repeated="3"/>
          <table:table-cell office:value-type="float" office:value="1">
            <text:p>1</text:p>
          </table:table-cell>
          <table:table-cell office:value-type="string">
            <text:p>46.06753326</text:p>
          </table:table-cell>
          <table:table-cell office:value-type="string">
            <text:p>11.12144887</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5</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l'Aquila</text:p>
          </table:table-cell>
          <table:table-cell office:value-type="string">
            <text:p>Fontana dell‘Aquila (Adlerbrunnen)</text:p>
          </table:table-cell>
          <table:table-cell office:value-type="string">
            <text:p>Fontana dell'Aquila (Eagle Fountain)</text:p>
          </table:table-cell>
          <table:table-cell office:value-type="string">
            <text:p>Piazza Duomo, 38122 Trento</text:p>
          </table:table-cell>
          <table:table-cell table:number-columns-repeated="4"/>
          <table:table-cell office:value-type="string">
            <text:p>fontana_aquila.jpg</text:p>
          </table:table-cell>
          <table:table-cell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number-columns-repeated="3"/>
          <table:table-cell office:value-type="float" office:value="1">
            <text:p>1</text:p>
          </table:table-cell>
          <table:table-cell office:value-type="string">
            <text:p>46.06774139</text:p>
          </table:table-cell>
          <table:table-cell office:value-type="string">
            <text:p>11.12153435</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6</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Fiera</text:p>
          </table:table-cell>
          <table:table-cell office:value-type="string">
            <text:p>Piazza di Fiera, 38122, Trento, Italia</text:p>
          </table:table-cell>
          <table:table-cell table:number-columns-repeated="4"/>
          <table:table-cell office:value-type="string">
            <text:p>fiera.jpg</text:p>
          </table:table-cell>
          <table:table-cell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number-columns-repeated="3"/>
          <table:table-cell office:value-type="float" office:value="0">
            <text:p>0</text:p>
          </table:table-cell>
          <table:table-cell office:value-type="string">
            <text:p>46.06521988</text:p>
          </table:table-cell>
          <table:table-cell office:value-type="string">
            <text:p>11.1232709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7</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2" office:value-type="string">
            <text:p>Mura Vanghiane</text:p>
          </table:table-cell>
          <table:table-cell office:value-type="string">
            <text:p>Mura Vanghiane (Vanga Walls)</text:p>
          </table:table-cell>
          <table:table-cell office:value-type="string">
            <text:p>Piazza di Fiera, 38122, Trento, Italia</text:p>
          </table:table-cell>
          <table:table-cell table:number-columns-repeated="4"/>
          <table:table-cell office:value-type="string">
            <text:p>mura.jpg</text:p>
          </table:table-cell>
          <table:table-cell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number-columns-repeated="3"/>
          <table:table-cell office:value-type="float" office:value="1">
            <text:p>1</text:p>
          </table:table-cell>
          <table:table-cell office:value-type="string">
            <text:p>46.06527943</text:p>
          </table:table-cell>
          <table:table-cell office:value-type="string">
            <text:p>11.12346411</text:p>
          </table:table-cell>
          <table:table-cell office:value-type="string">
            <text:p>Guzzon</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8</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Mausoleo di Cesare Battisti</text:p>
          </table:table-cell>
          <table:table-cell office:value-type="string">
            <text:p>Mausoleum Cesare Battisti</text:p>
          </table:table-cell>
          <table:table-cell office:value-type="string">
            <text:p>Cesare Battisti Mausoleum</text:p>
          </table:table-cell>
          <table:table-cell office:value-type="string">
            <text:p>Doss Trento, 38122 Trento</text:p>
          </table:table-cell>
          <table:table-cell table:number-columns-repeated="3"/>
          <table:table-cell table:style-name="ce5" office:value-type="float" office:value="74">
            <text:p>74</text:p>
          </table:table-cell>
          <table:table-cell office:value-type="string">
            <text:p>mausoleo_Oss.jpg</text:p>
          </table:table-cell>
          <table:table-cell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number-columns-repeated="3"/>
          <table:table-cell office:value-type="float" office:value="0">
            <text:p>0</text:p>
          </table:table-cell>
          <table:table-cell office:value-type="string">
            <text:p>46.07327271</text:p>
          </table:table-cell>
          <table:table-cell office:value-type="string">
            <text:p>11.11320591</text:p>
          </table:table-cell>
          <table:table-cell office:value-type="string">
            <text:p>Marco Oss</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9</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Teatro Sociale</text:p>
          </table:table-cell>
          <table:table-cell office:value-type="string">
            <text:p>Via Oss Mazzurana, 19, 38122 Trento</text:p>
          </table:table-cell>
          <table:table-cell office:value-type="string">
            <text:p>http://www.centrosantachiara.it</text:p>
          </table:table-cell>
          <table:table-cell office:value-type="string">
            <text:p>info@centrosantachiara.it</text:p>
          </table:table-cell>
          <table:table-cell table:style-name="ce2" office:value-type="string">
            <text:p>0461 013952</text:p>
          </table:table-cell>
          <table:table-cell/>
          <table:table-cell office:value-type="string">
            <text:p>sociale.jpg</text:p>
          </table:table-cell>
          <table:table-cell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number-columns-repeated="3"/>
          <table:table-cell office:value-type="float" office:value="1">
            <text:p>1</text:p>
          </table:table-cell>
          <table:table-cell office:value-type="string">
            <text:p>46.069688</text:p>
          </table:table-cell>
          <table:table-cell office:value-type="string">
            <text:p>11.122535</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0</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acoltà di Lettere e Filosofia</text:p>
          </table:table-cell>
          <table:table-cell office:value-type="string">
            <text:p>Fakultät für Literatur und Philosophie</text:p>
          </table:table-cell>
          <table:table-cell office:value-type="string">
            <text:p>Faculty of Literature and Philosophy</text:p>
          </table:table-cell>
          <table:table-cell office:value-type="string">
            <text:p>Via Tomaso Gar, 38122 Trento</text:p>
          </table:table-cell>
          <table:table-cell table:number-columns-repeated="4"/>
          <table:table-cell office:value-type="string">
            <text:p>lettere.jpg</text:p>
          </table:table-cell>
          <table:table-cell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number-columns-repeated="3"/>
          <table:table-cell office:value-type="float" office:value="0">
            <text:p>0</text:p>
          </table:table-cell>
          <table:table-cell office:value-type="string">
            <text:p>46.06725483</text:p>
          </table:table-cell>
          <table:table-cell office:value-type="string">
            <text:p>11.11682081</text:p>
          </table:table-cell>
          <table:table-cell office:value-type="string">
            <text:p>Ishimoto Architectural &amp; Engineering</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1</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Nuova Biblioteca di Ateneo</text:p>
          </table:table-cell>
          <table:table-cell office:value-type="string">
            <text:p>Neue Universitätsbibliothek</text:p>
          </table:table-cell>
          <table:table-cell office:value-type="string">
            <text:p>New University Library</text:p>
          </table:table-cell>
          <table:table-cell office:value-type="string">
            <text:p>Via Roberto Da Sanseverino 38122 Trento</text:p>
          </table:table-cell>
          <table:table-cell table:number-columns-repeated="4"/>
          <table:table-cell office:value-type="string">
            <text:p>biblioteca.jpg</text:p>
          </table:table-cell>
          <table:table-cell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number-columns-repeated="3"/>
          <table:table-cell office:value-type="float" office:value="0">
            <text:p>0</text:p>
          </table:table-cell>
          <table:table-cell office:value-type="string">
            <text:p>46.06608024</text:p>
          </table:table-cell>
          <table:table-cell office:value-type="string">
            <text:p>11.11467194</text:p>
          </table:table-cell>
          <table:table-cell office:value-type="string">
            <text:p>Archivio Università degli Studi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text:p>
          </table:table-cell>
          <table:table-cell office:value-type="string">
            <text:p>Corso del Lavoro e della Scienza, 3 - 38122 Trento</text:p>
          </table:table-cell>
          <table:table-cell office:value-type="string">
            <text:p>http://www.muse.it</text:p>
          </table:table-cell>
          <table:table-cell office:value-type="string">
            <text:p>museinfo@muse.it</text:p>
          </table:table-cell>
          <table:table-cell table:style-name="ce2" office:value-type="string">
            <text:p>0461 270311</text:p>
          </table:table-cell>
          <table:table-cell/>
          <table:table-cell office:value-type="string">
            <text:p>muse.jpg</text:p>
          </table:table-cell>
          <table:table-cell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number-columns-repeated="3"/>
          <table:table-cell office:value-type="float" office:value="0">
            <text:p>0</text:p>
          </table:table-cell>
          <table:table-cell office:value-type="string">
            <text:p>46.0620529</text:p>
          </table:table-cell>
          <table:table-cell office:value-type="string">
            <text:p>11.11418914</text:p>
          </table:table-cell>
          <table:table-cell office:value-type="string">
            <text:p>Rpbw, Renzo Piano Building Workshop</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3</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table:number-columns-repeated="3" office:value-type="string">
            <text:p>Il Monte Bondone </text:p>
          </table:table-cell>
          <table:table-cell office:value-type="string">
            <text:p>Monte Bondone, 38123 Trento, Italia</text:p>
          </table:table-cell>
          <table:table-cell table:number-columns-repeated="4"/>
          <table:table-cell office:value-type="string">
            <text:p>bondone_visintainer.jpg</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number-columns-repeated="3"/>
          <table:table-cell office:value-type="float" office:value="0">
            <text:p>0</text:p>
          </table:table-cell>
          <table:table-cell office:value-type="string">
            <text:p>46.037433</text:p>
          </table:table-cell>
          <table:table-cell office:value-type="string">
            <text:p>11.055579</text:p>
          </table:table-cell>
          <table:table-cell office:value-type="string">
            <text:p>Franco Visintainer</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4</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Giardino botanico alpino delle Viote</text:p>
          </table:table-cell>
          <table:table-cell office:value-type="string">
            <text:p>Botanischer Alpengarten Viote</text:p>
          </table:table-cell>
          <table:table-cell office:value-type="string">
            <text:p>Viote Alpine Botanical Garden</text:p>
          </table:table-cell>
          <table:table-cell office:value-type="string">
            <text:p>Località Viote, 38050 Trento</text:p>
          </table:table-cell>
          <table:table-cell table:style-name="ce3" office:value-type="string">
            <text:p>http://<text:a xlink:href="http://www.muse.it/">www.muse.it</text:a></text:p>
          </table:table-cell>
          <table:table-cell office:value-type="string">
            <text:p>receptionmtsn@mtsn.tn.it</text:p>
          </table:table-cell>
          <table:table-cell table:style-name="ce2" office:value-type="string">
            <text:p>0461 948050</text:p>
          </table:table-cell>
          <table:table-cell/>
          <table:table-cell office:value-type="string">
            <text:p>botanico.jpg</text:p>
          </table:table-cell>
          <table:table-cell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number-columns-repeated="3"/>
          <table:table-cell office:value-type="float" office:value="0">
            <text:p>0</text:p>
          </table:table-cell>
          <table:table-cell office:value-type="string">
            <text:p>46.022744</text:p>
          </table:table-cell>
          <table:table-cell office:value-type="string">
            <text:p>11.037648</text:p>
          </table:table-cell>
          <table:table-cell office:value-type="string">
            <text:p>Archivio Comune di Trento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5</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parco naturale Doss Trento </text:p>
          </table:table-cell>
          <table:table-cell office:value-type="string">
            <text:p>Naturpark Doss Trento</text:p>
          </table:table-cell>
          <table:table-cell office:value-type="string">
            <text:p>Doss Trento Nature Park</text:p>
          </table:table-cell>
          <table:table-cell office:value-type="string">
            <text:p>Doss Trento, 38122 Trento</text:p>
          </table:table-cell>
          <table:table-cell/>
          <table:table-cell office:value-type="string">
            <text:p>ufficio_verde@comune.trento.it</text:p>
          </table:table-cell>
          <table:table-cell table:style-name="ce2" office:value-type="string">
            <text:p>0461 884528</text:p>
          </table:table-cell>
          <table:table-cell table:style-name="ce5" office:value-type="float" office:value="67">
            <text:p>67</text:p>
          </table:table-cell>
          <table:table-cell office:value-type="string">
            <text:p>doss_garcia_de_cont.jpg</text:p>
          </table:table-cell>
          <table:table-cell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number-columns-repeated="3"/>
          <table:table-cell office:value-type="float" office:value="0">
            <text:p>0</text:p>
          </table:table-cell>
          <table:table-cell office:value-type="string">
            <text:p>46.072687</text:p>
          </table:table-cell>
          <table:table-cell office:value-type="string">
            <text:p>11.111961</text:p>
          </table:table-cell>
          <table:table-cell office:value-type="string">
            <text:p>Ana Lorena Garcia De Cont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art, Museo di arte moderna e contemporanea di Trento e Rovereto </text:p>
          </table:table-cell>
          <table:table-cell office:value-type="string">
            <text:p>MART – Museum für moderne und zeitgenössische Kunst von Trient und Rovereto</text:p>
          </table:table-cell>
          <table:table-cell office:value-type="string">
            <text:p>Mart, Modern and Contemporary Art Museum of Trento and Rovereto</text:p>
          </table:table-cell>
          <table:table-cell office:value-type="string">
            <text:p>Corso Bettini, 43 – 38068 Rovereto (TN)</text:p>
          </table:table-cell>
          <table:table-cell table:style-name="ce4" office:value-type="string">
            <text:p><text:a xlink:href="http://www.mart.trento.it/">http://www.mart.trento.it</text:a></text:p>
          </table:table-cell>
          <table:table-cell office:value-type="string">
            <text:p>info@mart.trento.it</text:p>
          </table:table-cell>
          <table:table-cell table:style-name="ce2" office:value-type="string">
            <text:p>800 397760</text:p>
          </table:table-cell>
          <table:table-cell table:style-name="ce5" office:value-type="float" office:value="35">
            <text:p>35</text:p>
          </table:table-cell>
          <table:table-cell office:value-type="string">
            <text:p>mart02.jpg</text:p>
          </table:table-cell>
          <table:table-cell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number-columns-repeated="3"/>
          <table:table-cell office:value-type="float" office:value="0">
            <text:p>0</text:p>
          </table:table-cell>
          <table:table-cell table:style-name="ce7" office:value-type="string">
            <text:p>45.894041</text:p>
          </table:table-cell>
          <table:table-cell table:style-name="Default" office:value-type="string">
            <text:p>11.043211</text:p>
          </table:table-cell>
          <table:table-cell office:value-type="string">
            <text:p>Archivio fotografico MART</text:p>
          </table:table-cell>
          <table:table-cell office:value-type="string">
            <text:p>23/05/2014 02:00 AM +0100</text:p>
          </table:table-cell>
          <table:table-cell office:value-type="float" office:value="1">
            <text:p>1</text:p>
          </table:table-cell>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currency-symbol number:language="it" number:country="IT">€</number:currency-symbol>
      <number:text> </number:text>
      <number:number number:decimal-places="2" number:min-integer-digits="1" number:grouping="true"/>
    </number:currency-style>
    <number:currency-style style:name="N11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8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22.36.45</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22:36:45.45</dc:date>
    <meta:editing-duration>PT1H53M53S</meta:editing-duration>
    <meta:editing-cycles>12</meta:editing-cycles>
    <meta:generator>OpenOffice.org/3.4.1$Win32 OpenOffice.org_project/341m1$Build-9593</meta:generator>
    <meta:document-statistic meta:table-count="1" meta:cell-count="1621" meta:object-count="0"/>
  </office:meta>
</office:document-meta>
</file>